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draw:ole-draw-aspect="1"/>
    </style:style>
    <style:style style:name="gr2" style:family="graphic" style:parent-style-name="standard">
      <style:graphic-properties svg:stroke-color="#e6e6e6" draw:marker-start="Arrow" draw:marker-end="Arrow" draw:marker-end-width="0.3cm" draw:textarea-horizontal-align="center" draw:textarea-vertical-align="top" fo:padding-top="0.127cm" fo:padding-bottom="0.025cm"/>
    </style:style>
    <style:style style:name="gr3" style:family="graphic" style:parent-style-name="standard">
      <style:graphic-properties draw:stroke="dash" draw:stroke-dash="Ultrafine_20_Dashed" svg:stroke-width="0.076cm" draw:marker-start-width="0.314cm" draw:marker-end-width="0.314cm" draw:textarea-horizontal-align="center" draw:textarea-vertical-align="bottom" fo:padding-top="-0.051cm" fo:padding-bottom="0.152cm" fo:padding-left="0.288cm" fo:padding-right="0.288cm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  <style:text-properties fo:color="#ffffff" fo:font-size="13pt" fo:font-style="italic" style:font-size-asian="13pt" style:font-style-asian="italic" style:font-size-complex="13pt" style:font-style-complex="italic"/>
    </style:style>
    <style:style style:name="P2" style:family="paragraph">
      <style:paragraph-properties fo:text-align="center"/>
      <style:text-properties fo:color="#ffffff" fo:font-family="'Gill Sans'" style:font-family-generic="swiss" style:font-pitch="variable" fo:font-size="13pt" fo:font-style="italic" style:font-size-asian="13pt" style:font-style-asian="italic" style:font-size-complex="13pt" style:font-style-complex="italic"/>
    </style:style>
    <style:style style:name="P3" style:family="paragraph">
      <style:paragraph-properties fo:text-align="center"/>
      <style:text-properties fo:font-family="'Gill Sans'" style:font-family-generic="swiss" style:font-pitch="variable" fo:font-size="13pt" fo:font-style="italic" style:font-size-asian="13pt" style:font-style-asian="italic" style:font-size-complex="13pt" style:font-style-complex="italic"/>
    </style:style>
    <style:style style:name="T1" style:family="text">
      <style:text-properties fo:color="#ffffff" fo:font-family="'Gill Sans'" style:font-family-generic="swiss" style:font-pitch="variable" fo:font-size="13pt" fo:font-style="italic" style:font-size-asian="13pt" style:font-style-asian="italic" style:font-size-complex="13pt" style:font-style-complex="italic"/>
    </style:style>
    <style:style style:name="T2" style:family="text">
      <style:text-properties fo:font-family="'Gill Sans'" style:font-family-generic="swiss" style:font-pitch="variable" fo:font-size="13pt" fo:font-style="italic" style:font-size-asian="13pt" style:font-style-asian="italic" style:font-size-complex="13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layer="layout" svg:width="24.638cm" svg:height="9.652cm" svg:x="2.032cm" svg:y="5.749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line draw:style-name="gr2" draw:text-style-name="P2" draw:layer="layout" svg:x1="9.19cm" svg:y1="11.695cm" svg:x2="14.905cm" svg:y2="11.695cm">
          <text:p text:style-name="P1"><text:span text:style-name="T1">session in progress</text:span></text:p>
        </draw:line>
        <draw:line draw:style-name="gr2" draw:text-style-name="P2" draw:layer="layout" svg:x1="15.64cm" svg:y1="11.695cm" svg:x2="21.355cm" svg:y2="11.695cm">
          <text:p text:style-name="P1"><text:span text:style-name="T1">session in progress</text:span></text:p>
        </draw:line>
        <draw:line draw:style-name="gr3" draw:text-style-name="P3" draw:layer="layout" svg:x1="4.953cm" svg:y1="10.897cm" svg:x2="7.747cm" svg:y2="10.897cm">
          <text:p text:style-name="P3"><text:span text:style-name="T2">Xmx ceiling</text:span></text:p>
        </draw:line>
        <draw:line draw:style-name="gr3" draw:text-style-name="P3" draw:layer="layout" svg:x1="9.703cm" svg:y1="5.918cm" svg:x2="14.123cm" svg:y2="5.918cm">
          <text:p text:style-name="P3"><text:span text:style-name="T2">Xmx ceiling</text:span></text:p>
        </draw:lin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_32__20_Dots_20_1_20_Dash" draw:display-name="2 Dots 1 Dash" draw:style="rect" draw:dots1="2" draw:dots2="1" draw:dots2-length="0.203cm" draw:distance="0.203cm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10-05T12:20:14</meta:creation-date>
    <meta:editing-duration>PT01H17M03S</meta:editing-duration>
    <meta:editing-cycles>5</meta:editing-cycles>
    <dc:date>2009-10-05T14:36:52</dc:date>
    <meta:generator>OpenOffice.org/3.1$Unix OpenOffice.org_project/310m11$Build-9399</meta:generator>
    <meta:document-statistic meta:object-count="2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'Gill Sans'" style:font-style-name="Regular" fo:font-size="14pt" style:font-size-asian="8pt" style:font-size-complex="8pt"/>
    </style:style>
    <style:style style:name="ch3" style:family="chart">
      <style:chart-properties chart:stacked="true" chart:connect-bars="false" chart:auto-position="true" chart:auto-size="true" chart:treat-empty-cells="use-zero" chart:sort-by-x-values="false" chart:right-angled-axes="true"/>
    </style:style>
    <style:style style:name="ch4" style:family="chart" style:data-style-name="N0">
      <style:chart-properties chart:display-label="false" chart:tick-marks-major-inner="false" chart:tick-marks-major-outer="false" chart:logarithmic="fals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/>
      <style:text-properties fo:font-family="'Gill Sans'" style:font-style-name="Regular" fo:font-size="15pt" style:font-size-asian="9pt" style:font-size-complex="9pt"/>
    </style:style>
    <style:style style:name="ch6" style:family="chart" style:data-style-name="N0">
      <style:chart-properties chart:display-label="false" chart:logarithmic="false" chart:maximum="25" chart:origin="0" chart:reverse-direction="false" text:line-break="false" chart:link-data-style-to-source="false" chart:visible="true" chart:axis-position="1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family="'Gill Sans'" style:font-style-name="Regular" fo:font-size="15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draw:stroke="none" draw:fill-color="#004586" dr3d:edge-rounding="5%"/>
      <style:text-properties fo:font-size="6pt" style:font-size-asian="6pt" style:font-size-complex="6pt"/>
    </style:style>
    <style:style style:name="ch10" style:family="chart">
      <style:graphic-properties draw:stroke="none" draw:fill-color="#579d1c" dr3d:edge-rounding="5%"/>
      <style:text-properties fo:font-size="6pt" style:font-size-asian="6pt" style:font-size-complex="6pt"/>
    </style:style>
    <style:style style:name="ch11" style:family="chart">
      <style:graphic-properties draw:stroke="none" draw:fill-color="#ff950e" dr3d:edge-rounding="5%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24.639cm" svg:height="9.653cm" chart:class="chart:area" chart:style-name="ch1">
        <chart:legend chart:legend-position="end" svg:x="20.574cm" svg:y="3.675cm" chart:style-name="ch2"/>
        <chart:plot-area chart:style-name="ch3" chart:data-source-has-labels="both" svg:x="0.783cm" svg:y="0.193cm" svg:width="19.3cm" svg:height="9.082cm">
          <chart:axis chart:dimension="x" chart:name="primary-x" chart:style-name="ch4">
            <chart:title svg:x="10.356cm" svg:y="8.656cm" chart:style-name="ch5">
              <text:p>time</text:p>
            </chart:title>
            <chart:categories table:cell-range-address="local-table.$A$2:.$A$22"/>
          </chart:axis>
          <chart:axis chart:dimension="y" chart:name="primary-y" chart:style-name="ch6">
            <chart:title svg:x="0.493cm" svg:y="6.703cm" chart:style-name="ch7">
              <text:p>memory consumption</text:p>
            </chart:title>
            <chart:grid chart:style-name="ch8" chart:class="major"/>
          </chart:axis>
          <chart:series chart:style-name="ch9" chart:values-cell-range-address="local-table.$B$2:.$B$22" chart:label-cell-address="local-table.$B$1" chart:class="chart:area">
            <chart:data-point chart:repeated="21"/>
          </chart:series>
          <chart:series chart:style-name="ch10" chart:values-cell-range-address="local-table.$C$2:.$C$22" chart:label-cell-address="local-table.$C$1" chart:class="chart:area">
            <chart:data-point chart:repeated="21"/>
          </chart:series>
          <chart:series chart:style-name="ch11" chart:values-cell-range-address="local-table.$D$2:.$D$22" chart:label-cell-address="local-table.$D$1" chart:class="chart:area"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seline</text:p>
              </table:table-cell>
              <table:table-cell office:value-type="string">
                <text:p>sessions</text:p>
              </table:table-cell>
              <table:table-cell office:value-type="string">
                <text:p>temporarie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1$Build-939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